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master-page-name="Standard">
      <style:paragraph-properties fo:margin-top="0cm" fo:margin-bottom="0cm" loext:contextual-spacing="false" fo:line-height="100%" style:page-number="1"/>
    </style:style>
    <style:style style:name="T1" style:family="text">
      <style:text-properties fo:color="#0000ff" style:text-underline-style="solid" style:text-underline-width="auto" style:text-underline-color="font-color"/>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tamy ponownie w naszej podróży do przeszłości fandomowej muzyki. Mam nadzieję, że i tym razem zdołam Was czymś zainteresować.</text:p>
      <text:p text:style-name="P1"/>
      <text:p text:style-name="P1">W ostatnim numerze usiłowałem (bez większego powodzenia) skupić się na jednym artyście – tym razem wrócimy więc do pewnej różnorodności. Naszą wędrówkę rozpoczniemy od dosyć… kontrowersyjnego przeboju <text:a xlink:type="simple" xlink:href="https://www.youtube.com/watch?v=aY1XpTzLn0A" text:style-name="Internet_20_link" text:visited-style-name="Visited_20_Internet_20_Link"><text:span text:style-name="T1">„How Applejack Won the War”</text:span></text:a>(obrazek – <text:s/>? źródło – <text:a xlink:type="simple" xlink:href="https://www.youtube.com/watch?v=aY1XpTzLn0A" text:style-name="Internet_20_link" text:visited-style-name="Visited_20_Internet_20_Link"><text:span text:style-name="T1">https://www.youtube.com/watch?v=aY1XpTzLn0A</text:span></text:a>). Piosenka nagrana przez Sherclop Ponies w styczniu 2014 roku zdobyła całkiem dużą popularność – nieco ponad 400 000 wyświetleń to już solidny wynik. Co zadecydowało o jej sukcesie? Myślę, że głównie fakt wspomnianej już kontrowersji – w końcu to piosenka zdecydowanie zachęcająca do wojny. A przynajmniej tak to wygląda na pierwszy rzut oka – drugi ujawnia już kryjącą się za słowami kpinę, którą jeszcze podkreśla stworzona rok później animacja (Uwaga! Występują sceny brutalne!). W każdym razie przyjemnie jest od czasu do czasu wrócić do naszej farmerki – za każdym razem, gdy słyszę jej „How do you like them appels?”, to nie mogę powstrzymać śmiechu.</text:p>
      <text:p text:style-name="P1"/>
      <text:p text:style-name="P1">Skoro zaczęliśmy od roku 2014, to zostańmy w nim jeszcze na chwilę, przenieśmy się jednak na naszą rodzimą scenę. To w lutym tego roku pewne fanfikożerne indywiduum, kryjące się pod nickiem Kredke Ancientpony, rzuciło w publiczność świetną animacją, gdzie dostaliśmy wycinki z serialu świetnie podpasowane pod utwór „Flash” z repertuaru Queen. Twór nosi nazwę <text:a xlink:type="simple" xlink:href="https://www.youtube.com/watch?v=wJAvaxQ815E" text:style-name="Internet_20_link" text:visited-style-name="Visited_20_Internet_20_Link"><text:span text:style-name="T1">„Princess – Flash”</text:span></text:a> (obrazek – ? źródło – <text:a xlink:type="simple" xlink:href="https://www.youtube.com/watch?v=wJAvaxQ815E" text:style-name="Internet_20_link" text:visited-style-name="Visited_20_Internet_20_Link"><text:span text:style-name="T1">https://www.youtube.com/watch?v=wJAvaxQ815E</text:span></text:a>) i jest po prostu genialny – każdy, kto oglądał film „Flash Gordon” będzie się pokładał ze śmiechu, kiedy doskonale znana muzyka i stare sceny zostaną zamienione ich kucykowymi odpowiednikami. Zdecydowanie najlepiej wypadła Celestia i jej wypowiadane złowróżbnym głosem teksty – taką Księżniczkę uwielbiamy.</text:p>
      <text:p text:style-name="P1"/>
      <text:p text:style-name="P1">Mimo zapowiadanej różnorodności, raz jeszcze przywołam Kredke z jego wcześniejszym tworem. Jak niektórzy z czytelników zapewne wiedzą, kiedyś w telewizji leciał sobie taki serial dokumentalny „Sensacje XX Wieku”, prowadzony przez nieśmiertelnego Bogusława Wołoszańskiego. Można go było lubić lub nie, ale co do jednego zgadzali się wszyscy – wejściówkę miał boską. I to właśnie wykorzystał Kredke przy stworzeniu <text:a xlink:type="simple" xlink:href="https://www.youtube.com/watch?v=TU0bY0wwdjY" text:style-name="Internet_20_link" text:visited-style-name="Visited_20_Internet_20_Link"><text:span text:style-name="T1">„Equestria XXth Century – PMV”</text:span></text:a> (obrazek – ? źródło – <text:a xlink:type="simple" xlink:href="https://www.youtube.com/watch?v=TU0bY0wwdjY" text:style-name="Internet_20_link" text:visited-style-name="Visited_20_Internet_20_Link"><text:span text:style-name="T1">https://www.youtube.com/watch?v=TU0bY0wwdjY</text:span></text:a>). Niecała minuta PMVki robi naprawdę niesamowite wrażenie – obrazy dobrano wręcz idealnie pod ciężką, niepokojącą muzykę. W moim mniemaniu najlepiej wypadają początkowe sceny zaczerpnięte z pierwszego odcinka MLP:FiM oraz niesamowita Królowa Chrysalis – niemalże można usłyszeć jej demoniczny śmiech, kiedy planuje nuklearną zagła… znaczy atak na Canterlot.</text:p>
      <text:p text:style-name="P1"/>
      <text:p text:style-name="P1">Kolejny przedstawiony obiekt wykopalisk będzie nawiązywał do obecnej pory roku, a dokładniej do początków tego miesiąca. Co prawda Dziady/Halloween już za nami, ale nie znaczy to, że nie można posłuchać jakiejś klimatycznej muzyki. A jeżeli dodać do tego jeszcze coś, co można z przyjemnością obejrzeć, to już w ogóle bomba. Oba te warunki spełnia <text:a xlink:type="simple" xlink:href="https://www.youtube.com/watch?v=nxeLrcOvkaw" text:style-name="Internet_20_link" text:visited-style-name="Visited_20_Internet_20_Link"><text:span text:style-name="T2">„My Little Pony „This is Halloween” Animatic”</text:span></text:a> (obrazek – ? źródło – <text:a xlink:type="simple" xlink:href="https://www.youtube.com/watch?v=nxeLrcOvkaw" text:style-name="Internet_20_link" text:visited-style-name="Visited_20_Internet_20_Link"><text:span text:style-name="T2">https://www.youtube.com/watch?v=nxeLrcOvkaw</text:span></text:a>) zamieszczony przez Tris Cafe w 2014 roku. Nie dosyć, iż słyszymy fenomenalną wejściówkę z „Miasteczka Halloween”, to autor dodał do niej wyjątkowo klimatyczny animatic. Nawet się cieszę, że nie powstała pełna animacja – ten brak kolorów postaci i tła, uzupełniony barwnymi oczami niesamowicie wprost pasuje do atmosfery podszytego rozrywką strachu. W sumie jestem dosyć zdziwiony, iż doczekało się to „tylko” 214 tysięcy wyświetleń – mam wrażenie, iż wpływ na to ma dosyć późna premiera – gdyby dzieło powstało tak dwa lata wcześniej to spokojnie nabiłoby ich milion albo i lepiej. W każdym razie warto wrócić do przesiąkniętego koszmarami Ponyville.</text:p>
      <text:p text:style-name="P1"/>
      <text:p text:style-name="P1">Utrzymajmy jeszcze na chwilę ten klimat, by przenieść się do drugiego okołokoszmarnego utworu. Tym razem wrzucę na ruszt utwór stworzony przez duet WoodenToaster oraz Mic the Microphone. Tak jest – mowa o słynnej <text:a xlink:type="simple" xlink:href="https://www.youtube.com/watch?v=MRhRaWNaSPM" text:style-name="Internet_20_link" text:visited-style-name="Visited_20_Internet_20_Link"><text:span text:style-name="T2">Nightmare Night</text:span></text:a> (obrazek – ? źródło – <text:a xlink:type="simple" xlink:href="https://www.youtube.com/watch?v=MRhRaWNaSPM" text:style-name="Internet_20_link" text:visited-style-name="Visited_20_Internet_20_Link"><text:span text:style-name="T2">https://www.youtube.com/watch?v=MRhRaWNaSPM</text:span></text:a>). Piosenka oryginalnie pojawiła się na YouTube 31 października 2011 roku i od <text:soft-page-break/>tamtego czasu nabiła niemal 6 milionów wyświetleń – w sumie trudno się dziwić, gdyż naprawdę łatwo wpada w ucho. Jednak tutaj chciałbym przypomnieć animację jaką zrobiono do niej dwa lata później. Dlaczego akurat ta wersja? Cóż, spodobało mi się to co zmontował Ferexes, poza tym przemówił do mnie pomysł wrzucenia do teledysku postaci z Team Fortress 2 (co prawda nigdy nie grałem, ale i tak jestem fanem). Scout i Medic w jakiś pokrętny sposób pasują tu do klimatu – chociaż tego drugiego widziałbym raczej w Rainbow Factory. Oczywiście nie zapomniano również o kucykowych bohaterach – widzimy ich w animacji często. Na pewno warto sobie odświeżyć ten hit – wszak, niewiele mu brakuje do 10 milionów wyświetleń. </text:p>
      <text:p text:style-name="P1"/>
      <text:p text:style-name="P1">I to by było tym razem na tyle – wiem, że niewiele, ale chcę nieco poeksperymentować z formą tych artykułów. I tak, leniwy też jestem. Do następnego raz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6-11-08T20:35:44.835000000</dc:date>
    <meta:editing-duration>PT35M42S</meta:editing-duration>
    <meta:editing-cycles>1</meta:editing-cycles>
    <meta:document-statistic meta:table-count="0" meta:image-count="0" meta:object-count="0" meta:page-count="2" meta:paragraph-count="7" meta:word-count="713" meta:character-count="5049" meta:non-whitespace-character-count="4310"/>
  </office:meta>
</office:document-meta>
</file>